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awasdee" svg:font-family="Sawasdee" style:font-family-generic="roman" style:font-pitch="variable"/>
    <style:font-face style:name="Times" svg:font-family="Times"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3937in" fo:margin-right="-0.5362in" fo:text-indent="0in" style:auto-text-indent="false"/>
    </style:style>
    <style:style style:name="P2" style:family="paragraph" style:parent-style-name="Heading_20_1">
      <style:paragraph-properties fo:margin-left="-0.3937in" fo:margin-right="-0.5362in" fo:text-indent="0in" style:auto-text-indent="false"/>
    </style:style>
    <style:style style:name="P3" style:family="paragraph" style:parent-style-name="Normal_20__28_Web_29_">
      <style:paragraph-properties fo:margin-left="-0.3937in" fo:margin-right="-0.5362in" fo:margin-top="0.1945in" fo:margin-bottom="0in" fo:text-indent="0in" style:auto-text-indent="false"/>
    </style:style>
    <style:style style:name="P4" style:family="paragraph" style:parent-style-name="Normal_20__28_Web_29_">
      <style:paragraph-properties fo:margin-left="-0.3937in" fo:margin-right="-0.5362in" fo:margin-top="0.1945in" fo:margin-bottom="0in" fo:text-align="center" style:justify-single-word="false" fo:text-indent="0in" style:auto-text-indent="false"/>
    </style:style>
    <style:style style:name="P5" style:family="paragraph" style:parent-style-name="Normal_20__28_Web_29_">
      <style:paragraph-properties fo:margin-left="-0.3937in" fo:margin-right="-0.5362in" fo:margin-top="0.1945in" fo:margin-bottom="0in" fo:text-indent="0in" style:auto-text-indent="false"/>
      <style:text-properties style:font-name="serif" fo:font-size="16pt" style:font-size-asian="16pt" style:font-size-complex="16pt"/>
    </style:style>
    <style:style style:name="P6" style:family="paragraph" style:parent-style-name="Normal_20__28_Web_29_">
      <style:paragraph-properties fo:margin-left="-0.3937in" fo:margin-right="-0.5362in" fo:margin-top="0.1945in" fo:margin-bottom="0in" fo:line-height="150%" fo:text-indent="0in" style:auto-text-indent="false"/>
    </style:style>
    <style:style style:name="P7" style:family="paragraph" style:parent-style-name="Normal_20__28_Web_29_">
      <style:paragraph-properties fo:margin-left="-0.3937in" fo:margin-right="-0.5362in" fo:margin-top="0.1945in" fo:margin-bottom="0in" fo:line-height="150%" fo:text-indent="0in" style:auto-text-indent="false"/>
      <style:text-properties style:font-name="Arial" style:font-name-complex="Arial2"/>
    </style:style>
    <style:style style:name="P8" style:family="paragraph" style:parent-style-name="Normal_20__28_Web_29_">
      <style:paragraph-properties fo:margin-left="-0.3937in" fo:margin-right="-0.5362in" fo:margin-top="0.1945in" fo:margin-bottom="0in" fo:line-height="150%" fo:text-align="justify" style:justify-single-word="false" fo:text-indent="0in" style:auto-text-indent="false"/>
      <style:text-properties style:font-name="Arial1" fo:font-size="14pt" fo:font-weight="normal" style:font-size-asian="14pt" style:font-weight-asian="normal" style:font-size-complex="14pt" style:font-weight-complex="normal"/>
    </style:style>
    <style:style style:name="P9" style:family="paragraph" style:parent-style-name="Heading_20_1">
      <style:paragraph-properties fo:margin-left="-0.3937in" fo:margin-right="-0.5362in" fo:text-indent="0in" style:auto-text-indent="false"/>
      <style:text-properties style:font-name="Arial" style:font-name-complex="Arial2"/>
    </style:style>
    <style:style style:name="P10" style:family="paragraph" style:parent-style-name="Heading_20_1">
      <style:paragraph-properties fo:margin-left="-0.3937in" fo:margin-right="-0.5362in" fo:line-height="150%" fo:text-indent="0in" style:auto-text-indent="false"/>
      <style:text-properties style:font-name="Arial" style:font-name-complex="Arial2"/>
    </style:style>
    <style:style style:name="P11" style:family="paragraph" style:parent-style-name="Heading_20_1">
      <style:paragraph-properties fo:margin-left="-0.3937in" fo:margin-right="-0.5362in" fo:line-height="150%" fo:text-align="center" style:justify-single-word="false" fo:text-indent="0in" style:auto-text-indent="false"/>
      <style:text-properties style:font-name="Arial" fo:font-weight="normal" style:font-weight-asian="normal" style:font-name-complex="Arial2" style:font-weight-complex="normal"/>
    </style:style>
    <style:style style:name="P12" style:family="paragraph" style:parent-style-name="Heading_20_2">
      <style:paragraph-properties fo:margin-left="-0.3937in" fo:margin-right="-0.5362in" fo:text-indent="0in" style:auto-text-indent="false"/>
      <style:text-properties style:font-name="Arial" style:font-name-complex="Arial2"/>
    </style:style>
    <style:style style:name="P13" style:family="paragraph" style:parent-style-name="Heading_20_2">
      <style:paragraph-properties fo:margin-left="-0.3937in" fo:margin-right="-0.5362in" fo:line-height="150%" fo:text-indent="0in" style:auto-text-indent="false"/>
      <style:text-properties style:font-name="Arial" style:font-name-complex="Arial2"/>
    </style:style>
    <style:style style:name="P14" style:family="paragraph" style:parent-style-name="Normal_20__28_Web_29_">
      <style:paragraph-properties fo:margin-top="0.1945in" fo:margin-bottom="0in"/>
      <style:text-properties style:font-name="Sawasdee"/>
    </style:style>
    <style:style style:name="P15" style:family="paragraph" style:parent-style-name="Normal_20__28_Web_29_" style:master-page-name="Standard">
      <style:paragraph-properties fo:margin-left="-0.3937in" fo:margin-right="-0.5362in" fo:margin-top="0.1945in" fo:margin-bottom="0in" fo:text-align="center" style:justify-single-word="false" fo:text-indent="0in" style:auto-text-indent="false" style:page-number="auto"/>
    </style:style>
    <style:style style:name="P16" style:family="paragraph" style:parent-style-name="Normal_20__28_Web_29_">
      <style:paragraph-properties fo:margin-left="-0.3937in" fo:margin-right="-0.5362in" fo:margin-top="0.1945in" fo:margin-bottom="0in" fo:text-align="center" style:justify-single-word="false" fo:text-indent="0in" style:auto-text-indent="false"/>
      <style:text-properties style:font-name="Sawasdee" fo:font-size="40pt" style:font-size-asian="40pt" style:font-size-complex="40pt"/>
    </style:style>
    <style:style style:name="P17" style:family="paragraph" style:parent-style-name="Normal_20__28_Web_29_">
      <style:paragraph-properties fo:margin-left="-0.3937in" fo:margin-right="-0.5362in" fo:margin-top="0.1945in" fo:margin-bottom="0in" fo:text-align="center" style:justify-single-word="false" fo:text-indent="0in" style:auto-text-indent="false"/>
      <style:text-properties style:font-name="Sawasdee" fo:font-size="32pt" style:font-size-asian="32pt" style:font-size-complex="32pt"/>
    </style:style>
    <style:style style:name="P18" style:family="paragraph" style:parent-style-name="Normal_20__28_Web_29_">
      <style:paragraph-properties fo:margin-left="-0.3937in" fo:margin-right="-0.5362in" fo:margin-top="0.1945in" fo:margin-bottom="0in" fo:text-indent="0in" style:auto-text-indent="false"/>
      <style:text-properties fo:color="#000000" style:font-name="Arial" fo:font-size="14pt" fo:font-weight="bold" style:font-size-asian="14pt" style:font-weight-asian="bold" style:font-name-complex="Arial2" style:font-size-complex="16pt" style:font-weight-complex="bold"/>
    </style:style>
    <style:style style:name="P19" style:family="paragraph" style:parent-style-name="Normal_20__28_Web_29_">
      <style:paragraph-properties fo:margin-left="-0.3937in" fo:margin-right="-0.5362in" fo:margin-top="0.1945in" fo:margin-bottom="0in" fo:line-height="150%" fo:text-align="justify" style:justify-single-word="false" fo:text-indent="0in" style:auto-text-indent="false"/>
      <style:text-properties fo:color="#000000" style:font-name="Arial" fo:font-size="14pt" fo:font-weight="bold" style:font-size-asian="14pt" style:font-weight-asian="bold" style:font-name-complex="Arial2" style:font-size-complex="16pt" style:font-weight-complex="bold"/>
    </style:style>
    <style:style style:name="P20" style:family="paragraph" style:parent-style-name="Normal_20__28_Web_29_">
      <style:paragraph-properties fo:margin-left="-0.3937in" fo:margin-right="-0.5362in" fo:margin-top="0.1945in" fo:margin-bottom="0in" fo:line-height="150%" fo:text-align="justify" style:justify-single-word="false" fo:text-indent="0in" style:auto-text-indent="false"/>
      <style:text-properties fo:color="#000000" style:font-name="Arial" fo:font-size="14pt" fo:font-weight="normal" style:font-size-asian="14pt" style:font-weight-asian="normal" style:font-name-complex="Arial2" style:font-size-complex="16pt" style:font-weight-complex="normal"/>
    </style:style>
    <style:style style:name="P21" style:family="paragraph" style:parent-style-name="Normal_20__28_Web_29_">
      <style:paragraph-properties fo:margin-left="-0.3937in" fo:margin-right="-0.5362in" fo:margin-top="0.1945in" fo:margin-bottom="0in" fo:line-height="150%" fo:text-align="justify" style:justify-single-word="false" fo:text-indent="0in" style:auto-text-indent="false"/>
      <style:text-properties style:font-name="Arial" fo:font-size="14pt" style:font-size-asian="14pt" style:font-name-complex="Arial2" style:font-size-complex="16pt"/>
    </style:style>
    <style:style style:name="T1" style:family="text">
      <style:text-properties style:font-name="Arial" fo:font-size="14pt" style:font-size-asian="14pt" style:font-name-complex="Arial2" style:font-size-complex="14pt"/>
    </style:style>
    <style:style style:name="T2" style:family="text">
      <style:text-properties style:font-name="Arial" fo:font-size="14pt" fo:font-style="italic" style:font-size-asian="14pt" style:font-style-asian="italic" style:font-name-complex="Arial2" style:font-size-complex="14pt"/>
    </style:style>
    <style:style style:name="T3" style:family="text">
      <style:text-properties fo:color="#000000" style:font-name="Arial" fo:font-size="14pt" fo:font-weight="bold" style:font-size-asian="14pt" style:font-weight-asian="bold" style:font-name-complex="Arial2" style:font-size-complex="16pt" style:font-weight-complex="bold"/>
    </style:style>
    <style:style style:name="T4" style:family="text">
      <style:text-properties fo:color="#000000" style:font-name="Arial" fo:font-size="14pt" style:font-size-asian="14pt" style:font-name-complex="Arial2" style:font-size-complex="16pt"/>
    </style:style>
    <style:style style:name="T5" style:family="text">
      <style:text-properties fo:color="#000000" style:font-name="Arial" fo:font-size="14pt" style:font-size-asian="14pt" style:font-name-complex="Arial2" style:font-size-complex="16pt" style:font-weight-complex="bold"/>
    </style:style>
    <style:style style:name="T6" style:family="text">
      <style:text-properties fo:color="#000000" style:font-name="Arial" fo:font-size="14pt" fo:font-style="italic" style:font-size-asian="14pt" style:font-style-asian="italic" style:font-name-complex="Arial2" style:font-size-complex="16pt" style:font-weight-complex="bold"/>
    </style:style>
    <style:style style:name="T7" style:family="text">
      <style:text-properties fo:color="#000000" style:font-name="Arial" style:font-name-complex="Arial2"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
      <text:p text:style-name="P4"/>
      <text:p text:style-name="P16">SE&amp;M | Group Qi: </text:p>
      <text:p text:style-name="P16">Building a Raspberry Pi</text:p>
      <text:p text:style-name="P16">Autopilot</text:p>
      <text:p text:style-name="P4"/>
      <text:p text:style-name="P4"/>
      <text:p text:style-name="P17">Project Outline</text:p>
      <text:p text:style-name="P4"/>
      <text:p text:style-name="P4"/>
      <text:p text:style-name="P4"/>
      <text:p text:style-name="P5"/>
      <text:p text:style-name="P5"/>
      <text:p text:style-name="P5"/>
      <text:p text:style-name="P5"/>
      <text:p text:style-name="P18"/>
      <text:p text:style-name="P20"/>
      <text:p text:style-name="P20"/>
      <text:p text:style-name="P20"/>
      <text:p text:style-name="P20"><text:soft-page-break/>Our project for this semester will be to build a quadcopter and fly it. A quadcopter is a multirotor aircraft that uses variation of RPM to control lift and torque. We will use a raspberry pi to communicate between the computer and the autopilot, as well as to stream the video from the quadcopters camera to our computer screen.</text:p>
      <text:p text:style-name="P19">Technologies used</text:p>
      <text:p text:style-name="P20">The quadcopter is assembled from scratch, the components have been bought separately and we will assemble it ourselves. To pilot the quadcopter we will use an advanced autopilot, called Ardupilot. It's based on the Arduino Mega and runs open source software. </text:p>
      <text:p text:style-name="P8"><text:span text:style-name="T7">We will send the commands to the autopilot from our laptop over WiFi. The raspberry pi will be mounted on the quadcopter </text:span><text:span text:style-name="T7">and transmit these comands to the Ardupilot. </text:span><text:span text:style-name="T7">We will use VLC to stream the video from the raspberry pi. We will use an XBOX 360 controller to control the aircraft.</text:span></text:p>
      <text:p text:style-name="P19">Tasks</text:p>
      <text:p text:style-name="P21">The project is divided in different modules. Once module 1 is finished, all modules can be worked on separately and are not dependent on the results of another module. The modules are furthermore divided in several tasks that can be assigned to different people. The basic requirements for the semester project will be met early on, after competition of module 1. Further modules can be added or replaced during this term. </text:p>
      <text:h text:style-name="P10" text:outline-level="1"><text:soft-page-break/>Module 1 – building a Raspberry Pi controlled quadcopter</text:h>
      <text:p text:style-name="P6"><text:span text:style-name="T3">Goal: </text:span><text:span text:style-name="T5">quadcopter is assembled and it can fly. It is controlled via WIFI from a computer and it can be commanded from </text:span><text:span text:style-name="T4">a first person view through the video stream.</text:span></text:p>
      <text:h text:style-name="P13" text:outline-level="2">Task 1 [Getting the basics done]</text:h>
      <text:p text:style-name="P6"><text:span text:style-name="Heading_20_2_20_Char"><text:span text:style-name="T1">1.1.1 </text:span></text:span><text:span text:style-name="T1">– build the quadcopter with the radio controller and the </text:span><text:span text:style-name="T2">Ardupilot</text:span><text:span text:style-name="T1"> chip;</text:span></text:p>
      <text:p text:style-name="P6"><text:span text:style-name="Heading_20_2_20_Char"><text:span text:style-name="T1">1.1.2 </text:span></text:span><text:span text:style-name="T1">– learn to fly the quadcopter;</text:span></text:p>
      <text:h text:style-name="P13" text:outline-level="2">Task 2 [Raspberry communication]</text:h>
      <text:p text:style-name="P6"><text:span text:style-name="Heading_20_2_20_Char"><text:span text:style-name="T1">1.2.1</text:span></text:span><text:span text:style-name="T1"> – get an input over a wireless network to the </text:span><text:span text:style-name="T2">Raspberry Pi</text:span><text:span text:style-name="T1">;</text:span></text:p>
      <text:p text:style-name="P6"><text:span text:style-name="Heading_20_2_20_Char"><text:span text:style-name="T1">1.2.2</text:span></text:span><text:span text:style-name="T1"> – display the screen of a </text:span><text:span text:style-name="T2">Raspberry Pi</text:span><text:span text:style-name="T1"> on another computer;</text:span></text:p>
      <text:p text:style-name="P6"><text:span text:style-name="Heading_20_2_20_Char"><text:span text:style-name="T1">1.2.3</text:span></text:span><text:span text:style-name="T1"> – get the commands from Xbox360 controller to the </text:span><text:span text:style-name="T2">Raspberry Pi</text:span><text:span text:style-name="T1">;</text:span></text:p>
      <text:p text:style-name="P6"><text:span text:style-name="Heading_20_2_20_Char"><text:span text:style-name="T1">1.2.4</text:span></text:span><text:span text:style-name="T1"> – attach the camera to the </text:span><text:span text:style-name="T2">Raspberry Pi</text:span><text:span text:style-name="T1"> and stream the video to another computer;</text:span><text:bookmark text:name="_GoBack"/></text:p>
      <text:h text:style-name="P13" text:outline-level="2">Task 3 [Raspberry power]</text:h>
      <text:p text:style-name="P6"><text:span text:style-name="Heading_20_2_20_Char"><text:span text:style-name="T1">1.3.1</text:span></text:span><text:span text:style-name="T1"> – find a portable power supply for the </text:span><text:span text:style-name="T2">Raspberry Pi</text:span><text:span text:style-name="T1">;</text:span></text:p>
      <text:p text:style-name="P6"><text:span text:style-name="Heading_20_2_20_Char"><text:span text:style-name="T1">1.3.2</text:span></text:span><text:span text:style-name="T1"> – attach the </text:span><text:span text:style-name="T2">Raspberry Pi</text:span><text:span text:style-name="T1"> to the quadcopter;</text:span></text:p>
      <text:p text:style-name="P6"><text:span text:style-name="Heading_20_2_20_Char"><text:span text:style-name="T1">1.3.3</text:span></text:span><text:span text:style-name="T1"> – connect the </text:span><text:span text:style-name="T2">Raspberry Pi</text:span><text:span text:style-name="T1"> with the </text:span><text:span text:style-name="T2">Ardupilot</text:span><text:span text:style-name="T1"> chip;</text:span></text:p>
      <text:p text:style-name="P7"/>
      <text:h text:style-name="P13" text:outline-level="2">Task 4 [Taking command]</text:h>
      <text:p text:style-name="P6"><text:span text:style-name="Heading_20_2_20_Char"><text:span text:style-name="T1">1.4.1</text:span></text:span><text:span text:style-name="T1"> – map the commands from the Xbox360 controller;</text:span></text:p>
      <text:p text:style-name="P6"><text:soft-page-break/><text:span text:style-name="Heading_20_2_20_Char"><text:span text:style-name="T1">1.4.2</text:span></text:span><text:span text:style-name="T1"> – Test every axis separately;</text:span></text:p>
      <text:h text:style-name="P13" text:outline-level="2">Task 5 [Fly it]</text:h>
      <text:p text:style-name="P6"><text:span text:style-name="Heading_20_2_20_Char"><text:span text:style-name="T1">1.5.1</text:span></text:span><text:span text:style-name="T1"> – fly quadcopter;</text:span></text:p>
      <text:h text:style-name="P11" text:outline-level="1">______________________________________________________</text:h>
      <text:h text:style-name="P11" text:outline-level="1">All following modules are optional</text:h>
      <text:h text:style-name="P10" text:outline-level="1">Module 2 – extra commands</text:h>
      <text:p text:style-name="P6"><text:span text:style-name="T3">Goal: </text:span><text:span text:style-name="T5">quadcopter has the option t</text:span><text:span text:style-name="T4">o react to voice commands and recognize faces/movements, using open source software.</text:span></text:p>
      <text:h text:style-name="P10" text:outline-level="1">Module 3 – special maneuvers </text:h>
      <text:p text:style-name="P6"><text:span text:style-name="T3">Goal: </text:span><text:span text:style-name="T6">Autopilot </text:span><text:span text:style-name="T5">is modified, </text:span><text:span text:style-name="T4">giving us more freedom in what we can do with the quadcopter. For example special moves, like a flip.</text:span></text:p>
      <text:h text:style-name="P10" text:outline-level="1">Module 4 – app control </text:h>
      <text:p text:style-name="P6"><text:span text:style-name="T3">Goal: </text:span><text:span text:style-name="T5">a 4G USB stick is mounted to quadcopter, allowing commanding it from anywhere. An android app is created for controlling it.</text:span></text:p>
      <text:h text:style-name="P12" text:outline-level="2">Module 5 – musical drone </text:h>
      <text:p text:style-name="P6"><text:span text:style-name="T3">Goal: </text:span><text:span text:style-name="T5">quadcopter is modified to play music, preferably the A-Team theme song. </text:span></text:p>
      <text:h text:style-name="P9" text:outline-level="1"><text:soft-page-break/>Module 6 – artistic drone </text:h>
      <text:p text:style-name="P6"><text:span text:style-name="T3">Goal: </text:span><text:span text:style-name="T5">a spray can (or any other tool to paint) is mounted to quadcopter. It is combined with a program, so that quadcopter is capable of painting an image on wall.</text:span></text:p>
      <text:h text:style-name="P2" text:outline-level="1">Module 7 – delivery drone </text:h>
      <text:p text:style-name="P6"><text:span text:style-name="T3">Goal: </text:span><text:span text:style-name="T5">quadcopter has ability to pick up packages and carry them. </text:span></text:p>
      <text:h text:style-name="P2" text:outline-level="1">Module 8 – battery surveillance </text:h>
      <text:p text:style-name="P6"><text:span text:style-name="T3">Goal: </text:span><text:span text:style-name="T5">to build a communication between the quadcopter and user, so the user could watch over statistics of battery and/or Internet connection.</text:span></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awasdee" svg:font-family="Sawasdee" style:font-family-generic="roman" style:font-pitch="variable"/>
    <style:font-face style:name="Times" svg:font-family="Times"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 style:class="text">
      <style:paragraph-properties fo:margin-top="0.3335in" fo:margin-bottom="0in" fo:keep-together="always" fo:keep-with-next="always"/>
      <style:text-properties style:font-name="Calibri" fo:font-size="16pt" fo:font-weight="bold" style:font-size-asian="16pt" style:font-weight-asian="bold" style:font-name-complex="Tahoma"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fo:keep-together="always" fo:keep-with-next="always"/>
      <style:text-properties style:font-name="Calibri" fo:font-size="16pt" fo:font-weight="bold" style:font-size-asian="16pt" style:font-weight-asian="bold" style:font-name-complex="Tahoma" style:font-size-complex="13pt" style:font-weight-complex="bold"/>
    </style:style>
    <style:style style:name="Normal_20__28_Web_29_" style:display-name="Normal (Web)" style:family="paragraph" style:parent-style-name="Standard" style:default-outline-level="">
      <style:paragraph-properties fo:margin-top="0.1945in" fo:margin-bottom="0.0799in"/>
      <style:text-properties style:font-name="Times" fo:font-size="10pt" style:font-size-asian="10pt" style:font-name-complex="Times New Roman"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libri" fo:font-size="16pt" fo:font-weight="bold" style:font-size-asian="16pt" style:font-weight-asian="bold" style:font-name-complex="Tahoma" style:font-size-complex="16pt" style:font-weight-complex="bold"/>
    </style:style>
    <style:style style:name="Heading_20_2_20_Char" style:display-name="Heading 2 Char" style:family="text" style:parent-style-name="Default_20_Paragraph_20_Font">
      <style:text-properties style:font-name="Calibri" fo:font-size="16pt" fo:font-weight="bold" style:font-size-asian="16pt" style:font-weight-asian="bold" style:font-name-complex="Tahoma"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_20__28_Web_29_">
      <style:paragraph-properties fo:margin-top="0.1945in" fo:margin-bottom="0in"/>
      <style:text-properties style:font-name="Sawasdee"/>
    </style:style>
    <style:page-layout style:name="Mpm1">
      <style:page-layout-properties fo:page-width="8.2681in" fo:page-height="11.6929in" style:num-format="1" style:print-orientation="portrait" fo:margin-top="0.4917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SE&amp;M 2014 | Group Qi</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pper</meta:initial-creator>
    <dc:creator>Gabriele Manga</dc:creator>
    <meta:editing-cycles>55</meta:editing-cycles>
    <meta:creation-date>2014-02-11T19:55:00</meta:creation-date>
    <dc:date>2014-02-12T14:34:43</dc:date>
    <meta:editing-duration>PT39S</meta:editing-duration>
    <meta:generator>OpenOffice/4.0.1$Unix OpenOffice.org_project/401m5$Build-9714</meta:generator>
    <meta:document-statistic meta:table-count="0" meta:image-count="0" meta:object-count="0" meta:page-count="5" meta:paragraph-count="46" meta:word-count="604" meta:character-count="35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